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33in" style:rel-column-width="12614*"/>
    </style:style>
    <style:style style:name="Table1.B" style:family="table-column">
      <style:table-column-properties style:column-width="5.5938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33in" style:rel-column-width="12614*"/>
    </style:style>
    <style:style style:name="Table2.B" style:family="table-column">
      <style:table-column-properties style:column-width="5.5938in" style:rel-column-width="529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33in" style:rel-column-width="12614*"/>
    </style:style>
    <style:style style:name="Table3.B" style:family="table-column">
      <style:table-column-properties style:column-width="5.5938in" style:rel-column-width="5292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2493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33in" style:rel-column-width="12614*"/>
    </style:style>
    <style:style style:name="Table4.B" style:family="table-column">
      <style:table-column-properties style:column-width="5.5938in" style:rel-column-width="5292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6" style:family="table-row">
      <style:table-row-properties style:min-row-height="0.2493in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33in" style:rel-column-width="12614*"/>
    </style:style>
    <style:style style:name="Table5.B" style:family="table-column">
      <style:table-column-properties style:column-width="5.5938in" style:rel-column-width="52921*"/>
    </style:style>
    <style:style style:name="Table5.1" style:family="table-row">
      <style:table-row-properties style:min-row-height="0.239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2493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33in" style:rel-column-width="12614*"/>
    </style:style>
    <style:style style:name="Table6.B" style:family="table-column">
      <style:table-column-properties style:column-width="5.5938in" style:rel-column-width="52921*"/>
    </style:style>
    <style:style style:name="Table6.1" style:family="table-row">
      <style:table-row-properties style:min-row-height="0.239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6" style:family="table-row">
      <style:table-row-properties style:min-row-height="0.2493in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333in" style:rel-column-width="12614*"/>
    </style:style>
    <style:style style:name="Table7.B" style:family="table-column">
      <style:table-column-properties style:column-width="5.5938in" style:rel-column-width="52921*"/>
    </style:style>
    <style:style style:name="Table7.1" style:family="table-row">
      <style:table-row-properties style:min-row-height="0.2396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6" style:family="table-row">
      <style:table-row-properties style:min-row-height="0.2493in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3333in" style:rel-column-width="12614*"/>
    </style:style>
    <style:style style:name="Table8.B" style:family="table-column">
      <style:table-column-properties style:column-width="5.5938in" style:rel-column-width="52921*"/>
    </style:style>
    <style:style style:name="Table8.1" style:family="table-row">
      <style:table-row-properties style:min-row-height="0.2396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6" style:family="table-row">
      <style:table-row-properties style:min-row-height="0.2493in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333in" style:rel-column-width="12614*"/>
    </style:style>
    <style:style style:name="Table9.B" style:family="table-column">
      <style:table-column-properties style:column-width="5.5938in" style:rel-column-width="52921*"/>
    </style:style>
    <style:style style:name="Table9.1" style:family="table-row">
      <style:table-row-properties style:min-row-height="0.2396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6" style:family="table-row">
      <style:table-row-properties style:min-row-height="0.2493in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333in" style:rel-column-width="12614*"/>
    </style:style>
    <style:style style:name="Table10.B" style:family="table-column">
      <style:table-column-properties style:column-width="5.5938in" style:rel-column-width="52921*"/>
    </style:style>
    <style:style style:name="Table10.1" style:family="table-row">
      <style:table-row-properties style:min-row-height="0.2396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6" style:family="table-row">
      <style:table-row-properties style:min-row-height="0.2493in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333in" style:rel-column-width="12614*"/>
    </style:style>
    <style:style style:name="Table11.B" style:family="table-column">
      <style:table-column-properties style:column-width="5.5938in" style:rel-column-width="52921*"/>
    </style:style>
    <style:style style:name="Table11.1" style:family="table-row">
      <style:table-row-properties style:min-row-height="0.2396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6" style:family="table-row">
      <style:table-row-properties style:min-row-height="0.2493in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333in" style:rel-column-width="12614*"/>
    </style:style>
    <style:style style:name="Table12.B" style:family="table-column">
      <style:table-column-properties style:column-width="5.5938in" style:rel-column-width="52921*"/>
    </style:style>
    <style:style style:name="Table12.1" style:family="table-row">
      <style:table-row-properties style:min-row-height="0.2396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6" style:family="table-row">
      <style:table-row-properties style:min-row-height="0.2493in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333in" style:rel-column-width="12614*"/>
    </style:style>
    <style:style style:name="Table13.B" style:family="table-column">
      <style:table-column-properties style:column-width="5.5938in" style:rel-column-width="52921*"/>
    </style:style>
    <style:style style:name="Table13.1" style:family="table-row">
      <style:table-row-properties style:min-row-height="0.2396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6" style:family="table-row">
      <style:table-row-properties style:min-row-height="0.2493in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333in" style:rel-column-width="12614*"/>
    </style:style>
    <style:style style:name="Table14.B" style:family="table-column">
      <style:table-column-properties style:column-width="5.5938in" style:rel-column-width="52921*"/>
    </style:style>
    <style:style style:name="Table14.1" style:family="table-row">
      <style:table-row-properties style:min-row-height="0.2396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6" style:family="table-row">
      <style:table-row-properties style:min-row-height="0.2493in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333in" style:rel-column-width="12614*"/>
    </style:style>
    <style:style style:name="Table15.B" style:family="table-column">
      <style:table-column-properties style:column-width="5.5938in" style:rel-column-width="52921*"/>
    </style:style>
    <style:style style:name="Table15.1" style:family="table-row">
      <style:table-row-properties style:min-row-height="0.2396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6" style:family="table-row">
      <style:table-row-properties style:min-row-height="0.2493in"/>
    </style:style>
    <style:style style:name="P1" style:family="paragraph" style:parent-style-name="Standard">
      <style:paragraph-properties fo:text-align="center" style:justify-single-word="false"/>
      <style:text-properties fo:color="#0000ff" style:font-name="Arial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2"/>
    <style:style style:name="P9" style:family="paragraph" style:parent-style-name="Table_20_Contents" style:list-style-name="L3"/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 style:list-style-name="L10">
      <style:paragraph-properties fo:text-align="center" style:justify-single-word="false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4">
      <style:text-properties fo:font-weight="normal" style:font-weight-asian="normal" style:font-weight-complex="normal"/>
    </style:style>
    <style:style style:name="P15" style:family="paragraph" style:parent-style-name="Standard" style:list-style-name="L5">
      <style:text-properties fo:font-weight="normal" style:font-weight-asian="normal" style:font-weight-complex="normal"/>
    </style:style>
    <style:style style:name="P16" style:family="paragraph" style:parent-style-name="Standard" style:list-style-name="L6">
      <style:text-properties fo:font-weight="normal" style:font-weight-asian="normal" style:font-weight-complex="normal"/>
    </style:style>
    <style:style style:name="P17" style:family="paragraph" style:parent-style-name="Standard" style:list-style-name="L7">
      <style:text-properties fo:font-weight="normal" style:font-weight-asian="normal" style:font-weight-complex="normal"/>
    </style:style>
    <style:style style:name="P18" style:family="paragraph" style:parent-style-name="Standard" style:list-style-name="L8">
      <style:text-properties fo:font-weight="normal" style:font-weight-asian="normal" style:font-weight-complex="normal"/>
    </style:style>
    <style:style style:name="P19" style:family="paragraph" style:parent-style-name="Standard" style:list-style-name="L9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Realm Use Case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C-01</text:p>
          </table:table-cell>
          <table:table-cell table:style-name="Table1.B1" office:value-type="string">
            <text:p text:style-name="P6">Player Starts The Game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1.A2" office:value-type="string">
            <text:p text:style-name="P5">Starting Condition </text:p>
          </table:table-cell>
          <table:table-cell table:style-name="Table1.B2" office:value-type="string">
            <text:p text:style-name="Table_20_Contents">N/A</text:p>
          </table:table-cell>
        </table:table-row>
        <table:table-row>
          <table:table-cell table:style-name="Table1.A2" office:value-type="string">
            <text:p text:style-name="P5">Main Sequence</text:p>
          </table:table-cell>
          <table:table-cell table:style-name="Table1.B2" office:value-type="string">
            <text:list xml:id="list2110759315223234766" text:style-name="L1">
              <text:list-item>
                <text:p text:style-name="P7">User starts the game application </text:p>
              </text:list-item>
              <text:list-item>
                <text:p text:style-name="P7">System responds with an opening screen, waiting for user input</text:p>
              </text:list-item>
              <text:list-item>
                <text:p text:style-name="P7">User selects to start a new game from the menu provided</text:p>
              </text:list-item>
              <text:list-item>
                <text:p text:style-name="P7">System builds the player listing, board, and player movement options</text:p>
              </text:list-item>
              <text:list-item>
                <text:p text:style-name="P7">User enters player information by clicking on available add button, specifies both the name and class they which to play as</text:p>
              </text:list-item>
              <text:list-item>
                <text:p text:style-name="P7">Step 5 is repeated until the desired amount of players has been meant</text:p>
              </text:list-item>
              <text:list-item>
                <text:p text:style-name="P7">User starts game </text:p>
              </text:list-item>
            </text:list>
          </table:table-cell>
        </table:table-row>
        <table:table-row>
          <table:table-cell table:style-name="Table1.A2" office:value-type="string">
            <text:p text:style-name="P5">Post-Condition</text:p>
          </table:table-cell>
          <table:table-cell table:style-name="Table1.B2" office:value-type="string">
            <text:p text:style-name="Table_20_Contents">Game has started and players begin taking their desired turns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C-02</text:p>
          </table:table-cell>
          <table:table-cell table:style-name="Table2.B1" office:value-type="string">
            <text:p text:style-name="P6">Player Attempting To Move To New Clearing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Table_20_Contents">Current player for the turn</text:p>
          </table:table-cell>
        </table:table-row>
        <table:table-row>
          <table:table-cell table:style-name="Table2.A2" office:value-type="string">
            <text:p text:style-name="P5">Starting Condition </text:p>
          </table:table-cell>
          <table:table-cell table:style-name="Table2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2.A2" office:value-type="string">
            <text:p text:style-name="P5">Main Sequence</text:p>
          </table:table-cell>
          <table:table-cell table:style-name="Table2.B2" office:value-type="string">
            <text:list xml:id="list23759185488837301" text:style-name="L2">
              <text:list-item>
                <text:p text:style-name="P8">Current player of the game selects the move option from the available list</text:p>
              </text:list-item>
              <text:list-item>
                <text:p text:style-name="P8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2348461" text:continue-numbering="true" text:style-name="L2">
              <text:list-item>
                <text:p text:style-name="P8">Player selects a valid area for the character movement</text:p>
              </text:list-item>
              <text:list-item>
                <text:p text:style-name="P8">System checks the area to see if is a valid move for the player</text:p>
              </text:list-item>
              <text:list-item>
                <text:p text:style-name="P8">System records “M-” followed by the clearing name to the player's log</text:p>
              </text:list-item>
              <text:list-item>
                <text:p text:style-name="P8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2.A2" office:value-type="string">
            <text:p text:style-name="P5">Post-Condition</text:p>
          </table:table-cell>
          <table:table-cell table:style-name="Table2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2.A2" office:value-type="string">
            <text:p text:style-name="P4">Alternative Scenarios</text:p>
          </table:table-cell>
          <table:table-cell table:style-name="Table2.B2" office:value-type="string">
            <text:list xml:id="list6060396239877672340" text:style-name="L3">
              <text:list-item>
                <text:p text:style-name="P9">The player might at any point select to cancel the movement action by selecting another action from the ones provided</text:p>
              </text:list-item>
              <text:list-item>
                <text:p text:style-name="P9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6">UC-03</text:p>
          </table:table-cell>
          <table:table-cell table:style-name="Table3.B1" office:value-type="string">
            <text:p text:style-name="P6">Player Attempts To Hide In Current Clearing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3.A2" office:value-type="string">
            <text:p text:style-name="P5">Actors</text:p>
          </table:table-cell>
          <table:table-cell table:style-name="Table3.B2" office:value-type="string">
            <text:p text:style-name="Table_20_Contents">Current player for the turn</text:p>
          </table:table-cell>
        </table:table-row>
        <table:table-row>
          <table:table-cell table:style-name="Table3.A2" office:value-type="string">
            <text:p text:style-name="P5">Starting Condition </text:p>
          </table:table-cell>
          <table:table-cell table:style-name="Table3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3.A2" office:value-type="string">
            <text:p text:style-name="P5">Main Sequence</text:p>
          </table:table-cell>
          <table:table-cell table:style-name="Table3.B2" office:value-type="string">
            <text:list xml:id="list4935485735797491187" text:style-name="L4">
              <text:list-item>
                <text:p text:style-name="P14">User starts their turn and is unhidden if the are currently hidden</text:p>
              </text:list-item>
              <text:list-item>
                <text:p text:style-name="P14">User selects hide from the available list of commands available</text:p>
              </text:list-item>
              <text:list-item>
                <text:p text:style-name="P14">System generates value to determine if player becomes hidden</text:p>
              </text:list-item>
            </text:list>
            <text:list xml:id="list6758009343761060433" text:style-name="L5">
              <text:list-item>
                <text:p text:style-name="P15">If player becomes hidden, their tile becomes green until they become unhidden from another means</text:p>
              </text:list-item>
              <text:list-item>
                <text:p text:style-name="P15">If player stays unhidden then their tile will remain the same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5">Post-Condition</text:p>
          </table:table-cell>
          <table:table-cell table:style-name="Table3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C-04</text:p>
          </table:table-cell>
          <table:table-cell table:style-name="Table4.B1" office:value-type="string">
            <text:p text:style-name="P6">Treasure Searching And Looting 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4.A2" office:value-type="string">
            <text:p text:style-name="P5">Actors</text:p>
          </table:table-cell>
          <table:table-cell table:style-name="Table4.B2" office:value-type="string">
            <text:p text:style-name="Table_20_Contents">Current player for the turn</text:p>
          </table:table-cell>
        </table:table-row>
        <table:table-row>
          <table:table-cell table:style-name="Table4.A2" office:value-type="string">
            <text:p text:style-name="P5">Starting Condition </text:p>
          </table:table-cell>
          <table:table-cell table:style-name="Table4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4.A2" office:value-type="string">
            <text:p text:style-name="P5">Main Sequence</text:p>
          </table:table-cell>
          <table:table-cell table:style-name="Table4.B2" office:value-type="string">
            <text:list xml:id="list2868200117667860159" text:style-name="L6">
              <text:list-item>
                <text:p text:style-name="P16">User starts their turn</text:p>
              </text:list-item>
              <text:list-item>
                <text:p text:style-name="P16">User selects the search option from the list of commands </text:p>
              </text:list-item>
              <text:list-item>
                <text:p text:style-name="P16">System responds with dialogue with available options for searching</text:p>
              </text:list-item>
              <text:list-item>
                <text:p text:style-name="P16">User selects to either search or loot from the clearing</text:p>
              </text:list-item>
            </text:list>
            <text:list xml:id="list1173033392416006328" text:style-name="L7">
              <text:list-item>
                <text:p text:style-name="P17">If user selects to search clearing, system searches the player's clearing, giving the player access to the hidden items if they are found</text:p>
              </text:list-item>
              <text:list-item>
                <text:p text:style-name="P17">If user selects loot, the player loots the available treasure and adds it to their current collection</text:p>
              </text:list-item>
            </text:list>
          </table:table-cell>
        </table:table-row>
        <table:table-row table:style-name="Table4.6">
          <table:table-cell table:style-name="Table4.A2" office:value-type="string">
            <text:p text:style-name="P5">Post-Condition</text:p>
          </table:table-cell>
          <table:table-cell table:style-name="Table4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3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UC-05</text:p>
          </table:table-cell>
          <table:table-cell table:style-name="Table5.B1" office:value-type="string">
            <text:p text:style-name="P6">Displaying Detailed Character Sheet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5.A2" office:value-type="string">
            <text:p text:style-name="P5">Actors</text:p>
          </table:table-cell>
          <table:table-cell table:style-name="Table5.B2" office:value-type="string">
            <text:p text:style-name="Table_20_Contents">One or more players currently playing the game</text:p>
          </table:table-cell>
        </table:table-row>
        <table:table-row>
          <table:table-cell table:style-name="Table5.A2" office:value-type="string">
            <text:p text:style-name="P5">Starting Condition </text:p>
          </table:table-cell>
          <table:table-cell table:style-name="Table5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5.A2" office:value-type="string">
            <text:p text:style-name="P5">Main Sequence</text:p>
          </table:table-cell>
          <table:table-cell table:style-name="Table5.B2" office:value-type="string">
            <text:list xml:id="list2670355879610044593" text:style-name="L8">
              <text:list-item>
                <text:p text:style-name="P18">User selects a player from the list</text:p>
              </text:list-item>
              <text:list-item>
                <text:p text:style-name="P18">User clicks on the option to show detailed card</text:p>
              </text:list-item>
              <text:list-item>
                <text:p text:style-name="P18">System responds by displaying the character detail sheet for the selected player's class</text:p>
              </text:list-item>
            </text:list>
          </table:table-cell>
        </table:table-row>
        <table:table-row table:style-name="Table5.6">
          <table:table-cell table:style-name="Table5.A2" office:value-type="string">
            <text:p text:style-name="P5">Post-Condition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6">UC-06</text:p>
          </table:table-cell>
          <table:table-cell table:style-name="Table6.B1" office:value-type="string">
            <text:p text:style-name="P6">Player Enters Combat With Another Player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6.A2" office:value-type="string">
            <text:p text:style-name="P5">Actors</text:p>
          </table:table-cell>
          <table:table-cell table:style-name="Table6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6.A2" office:value-type="string">
            <text:p text:style-name="P5">Starting Condition </text:p>
          </table:table-cell>
          <table:table-cell table:style-name="Table6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6.A2" office:value-type="string">
            <text:p text:style-name="P5">Main Sequence</text:p>
          </table:table-cell>
          <table:table-cell table:style-name="Table6.B2" office:value-type="string">
            <text:list xml:id="list5770604650777021371" text:style-name="L9">
              <text:list-item>
                <text:p text:style-name="P19">All players have sent their turn and two players are unhidden on the same clearing</text:p>
              </text:list-item>
              <text:list-item>
                <text:p text:style-name="P19">A combat user interface is opened for the players</text:p>
              </text:list-item>
              <text:list-item>
                <text:p text:style-name="P19">The luring phase of combat is initiated</text:p>
                <text:list>
                  <text:list-header>
                    <text:p text:style-name="P19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9">The charging phase of combat is initiated</text:p>
                <text:list>
                  <text:list-header>
                    <text:p text:style-name="P19">-</text:p>
                  </text:list-header>
                </text:list>
              </text:list-item>
              <text:list-item>
                <text:p text:style-name="P19">The manoeuvres and attack phase of combat is initiated</text:p>
                <text:list>
                  <text:list-header>
                    <text:p text:style-name="P19">- Users select whether or not they would like to thrust, swing, or smash for their attack</text:p>
                    <text:p text:style-name="P19">- Users select whether or not they would like to dodge, duck, or charge for their manoeuvre</text:p>
                  </text:list-header>
                </text:list>
              </text:list-item>
              <text:list-item>
                <text:p text:style-name="P19">Attacking phase is resolved</text:p>
                <text:list>
                  <text:list-header>
                    <text:p text:style-name="P19">- Harm is calculated and applied to users</text:p>
                    <text:p text:style-name="P19">- Fatigue is calculated and applied to users </text:p>
                  </text:list-header>
                </text:list>
              </text:list-item>
              <text:list-item>
                <text:p text:style-name="P19">Steps 3 through 6 are repeated until there is no more than one player in a clearing or nothing happens for 2 rounds</text:p>
                <text:list>
                  <text:list-header>
                    <text:p text:style-name="P19"/>
                  </text:list-header>
                </text:list>
              </text:list-item>
            </text:list>
          </table:table-cell>
        </table:table-row>
        <table:table-row table:style-name="Table6.6">
          <table:table-cell table:style-name="Table6.A2" office:value-type="string">
            <text:p text:style-name="P5">Post-Condition</text:p>
          </table:table-cell>
          <table:table-cell table:style-name="Table6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">UC-07</text:p>
          </table:table-cell>
          <table:table-cell table:style-name="Table12.B1" office:value-type="string">
            <text:p text:style-name="P6">Player Hosts A Game</text:p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">Actors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">Starting Condition 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">Main Sequence</text:p>
          </table:table-cell>
          <table:table-cell table:style-name="Table12.B2" office:value-type="string">
            <text:p text:style-name="P3"/>
          </table:table-cell>
        </table:table-row>
        <table:table-row table:style-name="Table12.6">
          <table:table-cell table:style-name="Table12.A2" office:value-type="string">
            <text:p text:style-name="P5">Post-Condition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">UC-08</text:p>
          </table:table-cell>
          <table:table-cell table:style-name="Table13.B1" office:value-type="string">
            <text:p text:style-name="P6">Player Joins A Game</text:p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">Actors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">Starting Condition 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">Main Sequence</text:p>
          </table:table-cell>
          <table:table-cell table:style-name="Table13.B2" office:value-type="string">
            <text:p text:style-name="P3"/>
          </table:table-cell>
        </table:table-row>
        <table:table-row table:style-name="Table13.6">
          <table:table-cell table:style-name="Table13.A2" office:value-type="string">
            <text:p text:style-name="P5">Post-Conditio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Standard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UC-09</text:p>
          </table:table-cell>
          <table:table-cell table:style-name="Table7.B1" office:value-type="string">
            <text:p text:style-name="P6">Host Starts Game In Cheat Mode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5">Actors</text:p>
          </table:table-cell>
          <table:table-cell table:style-name="Table7.B2" office:value-type="string">
            <text:p text:style-name="Table_20_Contents">The host of the game</text:p>
          </table:table-cell>
        </table:table-row>
        <table:table-row>
          <table:table-cell table:style-name="Table7.A2" office:value-type="string">
            <text:p text:style-name="P5">Starting Condition 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5">Main Sequence</text:p>
          </table:table-cell>
          <table:table-cell table:style-name="Table7.B2" office:value-type="string">
            <text:list text:style-name="L8">
              <text:list-header>
                <text:p text:style-name="P18"/>
              </text:list-header>
            </text:list>
          </table:table-cell>
        </table:table-row>
        <table:table-row table:style-name="Table7.6">
          <table:table-cell table:style-name="Table7.A2" office:value-type="string">
            <text:p text:style-name="P5">Post-Condition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UC-10</text:p>
          </table:table-cell>
          <table:table-cell table:style-name="Table8.B1" office:value-type="string">
            <text:p text:style-name="P6">Player Rolls The Dice In Cheat Mode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">Actors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">Starting Condition 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">Main Sequence</text:p>
          </table:table-cell>
          <table:table-cell table:style-name="Table8.B2" office:value-type="string">
            <text:p text:style-name="P3"/>
          </table:table-cell>
        </table:table-row>
        <table:table-row table:style-name="Table8.6">
          <table:table-cell table:style-name="Table8.A2" office:value-type="string">
            <text:p text:style-name="P5">Post-Condition</text:p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UC-11</text:p>
          </table:table-cell>
          <table:table-cell table:style-name="Table9.B1" office:value-type="string">
            <text:list xml:id="list3583997511120430073" text:style-name="L10">
              <text:list-header>
                <text:p text:style-name="P12"><text:span text:style-name="T1">Player Sets Victory Points <text:s text:c="12"/></text:span></text:p>
              </text:list-header>
            </text:list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5">Actor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5">Starting Condition 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5">Main Sequence</text:p>
          </table:table-cell>
          <table:table-cell table:style-name="Table9.B2" office:value-type="string">
            <text:p text:style-name="P3"/>
          </table:table-cell>
        </table:table-row>
        <table:table-row table:style-name="Table9.6">
          <table:table-cell table:style-name="Table9.A2" office:value-type="string">
            <text:p text:style-name="P5">Post-Condition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UC-12</text:p>
          </table:table-cell>
          <table:table-cell table:style-name="Table10.B1" office:value-type="string">
            <text:p text:style-name="P6">Player Chooses Starting Location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">Actor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">Starting Condition 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">Main Sequence</text:p>
          </table:table-cell>
          <table:table-cell table:style-name="Table10.B2" office:value-type="string">
            <text:p text:style-name="P3"/>
          </table:table-cell>
        </table:table-row>
        <table:table-row table:style-name="Table10.6">
          <table:table-cell table:style-name="Table10.A2" office:value-type="string">
            <text:p text:style-name="P5">Post-Condition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UC-13</text:p>
          </table:table-cell>
          <table:table-cell table:style-name="Table11.B1" office:value-type="string">
            <text:p text:style-name="P6">Player Satisfies Victory Points</text:p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">Actors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">Starting Condition </text:p>
          </table:table-cell>
          <table:table-cell table:style-name="Table11.B2" office:value-type="string">
            <text:p text:style-name="Table_20_Contents"/>
          </table:table-cell>
        </table:table-row>
        <text:soft-page-break/>
        <table:table-row>
          <table:table-cell table:style-name="Table11.A2" office:value-type="string">
            <text:p text:style-name="P5">Main Sequence</text:p>
          </table:table-cell>
          <table:table-cell table:style-name="Table11.B2" office:value-type="string">
            <text:p text:style-name="P3"/>
          </table:table-cell>
        </table:table-row>
        <table:table-row table:style-name="Table11.6">
          <table:table-cell table:style-name="Table11.A2" office:value-type="string">
            <text:p text:style-name="P5">Post-Condition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UC-14</text:p>
          </table:table-cell>
          <table:table-cell table:style-name="Table14.B1" office:value-type="string">
            <text:p text:style-name="P6">Swordsman Chooses His Turn</text:p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">Actors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">Starting Condition 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">Main Sequence</text:p>
          </table:table-cell>
          <table:table-cell table:style-name="Table14.B2" office:value-type="string">
            <text:p text:style-name="P3"/>
          </table:table-cell>
        </table:table-row>
        <table:table-row table:style-name="Table14.6">
          <table:table-cell table:style-name="Table14.A2" office:value-type="string">
            <text:p text:style-name="P5">Post-Condition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">UC-15</text:p>
          </table:table-cell>
          <table:table-cell table:style-name="Table15.B1" office:value-type="string">
            <text:p text:style-name="P6">Player Rests</text:p>
          </table:table-cell>
        </table:table-row>
        <table:table-row>
          <table:table-cell table:style-name="Table15.A2" office:value-type="string">
            <text:p text:style-name="P5">Description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Actors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Starting Condition 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5">Main Sequence</text:p>
          </table:table-cell>
          <table:table-cell table:style-name="Table15.B2" office:value-type="string">
            <text:p text:style-name="P3"/>
          </table:table-cell>
        </table:table-row>
        <table:table-row table:style-name="Table15.6">
          <table:table-cell table:style-name="Table15.A2" office:value-type="string">
            <text:p text:style-name="P5">Post-Condition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6:44:22.46</meta:creation-date>
    <dc:date>2015-04-03T12:18:17.55</dc:date>
    <meta:editing-duration>PT7H52M12S</meta:editing-duration>
    <meta:editing-cycles>32</meta:editing-cycles>
    <meta:generator>OpenOffice/4.0.1$Win32 OpenOffice.org_project/401m5$Build-9714</meta:generator>
    <meta:document-statistic meta:table-count="15" meta:image-count="0" meta:object-count="0" meta:page-count="5" meta:paragraph-count="175" meta:word-count="963" meta:character-count="5768"/>
  </office:meta>
</office:document-meta>
</file>